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e80" officeooo:paragraph-rsid="001dae80"/>
    </style:style>
    <style:style style:name="P2" style:family="paragraph" style:parent-style-name="Standard" style:list-style-name="L3">
      <style:text-properties officeooo:rsid="001dae80" officeooo:paragraph-rsid="001dae80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dae80" officeooo:paragraph-rsid="001dae80" style:font-weight-asian="bold" style:font-weight-complex="bold"/>
    </style:style>
    <style:style style:name="P4" style:family="paragraph" style:parent-style-name="Standard" style:list-style-name="L8">
      <style:text-properties style:text-underline-style="solid" style:text-underline-width="auto" style:text-underline-color="font-color" fo:font-weight="bold" officeooo:rsid="00208227" officeooo:paragraph-rsid="00208227" style:font-weight-asian="bold" style:font-weight-complex="bold"/>
    </style:style>
    <style:style style:name="P5" style:family="paragraph" style:parent-style-name="Standard" style:list-style-name="L19">
      <style:text-properties style:text-underline-style="solid" style:text-underline-width="auto" style:text-underline-color="font-color" fo:font-weight="bold" officeooo:rsid="002e6afc" officeooo:paragraph-rsid="002e6afc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dae80" officeooo:paragraph-rsid="001dae80" style:font-weight-asian="normal" style:font-weight-complex="normal"/>
    </style:style>
    <style:style style:name="P7" style:family="paragraph" style:parent-style-name="Standard" style:list-style-name="L4">
      <style:text-properties style:text-underline-style="none" fo:font-weight="normal" officeooo:rsid="001dae80" officeooo:paragraph-rsid="001dae80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08227" officeooo:paragraph-rsid="00208227" style:font-weight-asian="normal" style:font-weight-complex="normal"/>
    </style:style>
    <style:style style:name="P9" style:family="paragraph" style:parent-style-name="Standard" style:list-style-name="L10">
      <style:text-properties style:text-underline-style="none" fo:font-weight="normal" officeooo:rsid="0021ceb8" officeooo:paragraph-rsid="0021ceb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1ceb8" officeooo:paragraph-rsid="0021ceb8" style:font-weight-asian="normal" style:font-weight-complex="normal"/>
    </style:style>
    <style:style style:name="P11" style:family="paragraph" style:parent-style-name="Standard" style:list-style-name="L12">
      <style:text-properties style:text-underline-style="none" fo:font-weight="normal" officeooo:rsid="0021ceb8" officeooo:paragraph-rsid="0021ceb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4092f" officeooo:paragraph-rsid="0024092f" style:font-weight-asian="normal" style:font-weight-complex="normal"/>
    </style:style>
    <style:style style:name="P13" style:family="paragraph" style:parent-style-name="Standard" style:list-style-name="L15">
      <style:text-properties style:text-underline-style="none" fo:font-weight="normal" officeooo:rsid="0026c4a1" officeooo:paragraph-rsid="0026c4a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6c4a1" officeooo:paragraph-rsid="0026c4a1" style:font-weight-asian="normal" style:font-weight-complex="normal"/>
    </style:style>
    <style:style style:name="P15" style:family="paragraph" style:parent-style-name="Standard" style:list-style-name="L16">
      <style:text-properties style:text-underline-style="none" fo:font-weight="normal" officeooo:rsid="0026c4a1" officeooo:paragraph-rsid="0026c4a1" style:font-weight-asian="normal" style:font-weight-complex="normal"/>
    </style:style>
    <style:style style:name="P16" style:family="paragraph" style:parent-style-name="Standard" style:list-style-name="L17">
      <style:text-properties style:text-underline-style="none" fo:font-weight="normal" officeooo:rsid="002d201c" officeooo:paragraph-rsid="002d201c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d201c" officeooo:paragraph-rsid="002d201c" style:font-weight-asian="normal" style:font-weight-complex="normal"/>
    </style:style>
    <style:style style:name="P18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1dae80" officeooo:paragraph-rsid="001dae80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style:text-underline-style="solid" style:text-underline-width="auto" style:text-underline-color="font-color" fo:font-weight="bold" officeooo:rsid="001dae80" officeooo:paragraph-rsid="001dae80" style:font-style-asian="italic" style:font-weight-asian="bold" style:font-style-complex="italic" style:font-weight-complex="bold"/>
    </style:style>
    <style:style style:name="P20" style:family="paragraph" style:parent-style-name="Standard" style:list-style-name="L6">
      <style:text-properties fo:font-style="italic" style:text-underline-style="solid" style:text-underline-width="auto" style:text-underline-color="font-color" fo:font-weight="bold" officeooo:rsid="001f3f83" officeooo:paragraph-rsid="001f3f83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style:text-underline-style="solid" style:text-underline-width="auto" style:text-underline-color="font-color" fo:font-weight="bold" officeooo:rsid="001f3f83" officeooo:paragraph-rsid="001f3f83" style:font-style-asian="italic" style:font-weight-asian="bold" style:font-style-complex="italic" style:font-weight-complex="bold"/>
    </style:style>
    <style:style style:name="P22" style:family="paragraph" style:parent-style-name="Standard" style:list-style-name="L15">
      <style:text-properties fo:font-style="italic" style:text-underline-style="solid" style:text-underline-width="auto" style:text-underline-color="font-color" fo:font-weight="bold" officeooo:rsid="0026c4a1" officeooo:paragraph-rsid="0026c4a1" style:font-style-asian="italic" style:font-weight-asian="bold" style:font-style-complex="italic" style:font-weight-complex="bold"/>
    </style:style>
    <style:style style:name="P23" style:family="paragraph" style:parent-style-name="Standard" style:list-style-name="L14">
      <style:text-properties fo:font-style="italic" style:text-underline-style="solid" style:text-underline-width="auto" style:text-underline-color="font-color" fo:font-weight="bold" officeooo:rsid="0024092f" officeooo:paragraph-rsid="0024092f" style:font-style-asian="italic" style:font-weight-asian="bold" style:font-style-complex="italic" style:font-weight-complex="bold"/>
    </style:style>
    <style:style style:name="P24" style:family="paragraph" style:parent-style-name="Standard" style:list-style-name="L13">
      <style:text-properties fo:font-style="italic" style:text-underline-style="solid" style:text-underline-width="auto" style:text-underline-color="font-color" fo:font-weight="bold" officeooo:rsid="0024092f" officeooo:paragraph-rsid="0024092f" style:font-style-asian="italic" style:font-weight-asian="bold" style:font-style-complex="italic" style:font-weight-complex="bold"/>
    </style:style>
    <style:style style:name="P25" style:family="paragraph" style:parent-style-name="Standard" style:list-style-name="L10">
      <style:text-properties fo:font-style="italic" style:text-underline-style="solid" style:text-underline-width="auto" style:text-underline-color="font-color" fo:font-weight="bold" officeooo:rsid="0021ceb8" officeooo:paragraph-rsid="0021ceb8" style:font-style-asian="italic" style:font-weight-asian="bold" style:font-style-complex="italic" style:font-weight-complex="bold"/>
    </style:style>
    <style:style style:name="P26" style:family="paragraph" style:parent-style-name="Standard" style:list-style-name="L18">
      <style:text-properties fo:font-style="italic" style:text-underline-style="solid" style:text-underline-width="auto" style:text-underline-color="font-color" fo:font-weight="bold" officeooo:rsid="002e6afc" officeooo:paragraph-rsid="002e6afc" style:font-style-asian="italic" style:font-weight-asian="bold" style:font-style-complex="italic" style:font-weight-complex="bold"/>
    </style:style>
    <style:style style:name="P27" style:family="paragraph" style:parent-style-name="Standard" style:list-style-name="L18">
      <style:text-properties fo:font-style="italic" style:text-underline-style="solid" style:text-underline-width="auto" style:text-underline-color="font-color" fo:font-weight="bold" officeooo:paragraph-rsid="002e6afc" style:font-style-asian="italic" style:font-weight-asian="bold" style:font-style-complex="italic" style:font-weight-complex="bold"/>
    </style:style>
    <style:style style:name="P28" style:family="paragraph" style:parent-style-name="Standard" style:list-style-name="L20">
      <style:text-properties fo:font-style="italic" style:text-underline-style="solid" style:text-underline-width="auto" style:text-underline-color="font-color" fo:font-weight="bold" officeooo:rsid="002eca7c" officeooo:paragraph-rsid="002eca7c" style:font-style-asian="italic" style:font-weight-asian="bold" style:font-style-complex="italic" style:font-weight-complex="bold"/>
    </style:style>
    <style:style style:name="P29" style:family="paragraph" style:parent-style-name="Standard" style:list-style-name="L11">
      <style:text-properties fo:font-style="italic" style:text-underline-style="none" fo:font-weight="bold" officeooo:rsid="00208227" officeooo:paragraph-rsid="00208227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italic" style:text-underline-style="none" fo:font-weight="bold" officeooo:rsid="00208227" officeooo:paragraph-rsid="00208227" style:font-style-asian="italic" style:font-weight-asian="bold" style:font-style-complex="italic" style:font-weight-complex="bold"/>
    </style:style>
    <style:style style:name="P31" style:family="paragraph" style:parent-style-name="Standard" style:list-style-name="L7">
      <style:text-properties fo:font-style="normal" style:text-underline-style="solid" style:text-underline-width="auto" style:text-underline-color="font-color" fo:font-weight="bold" officeooo:rsid="00208227" officeooo:paragraph-rsid="00208227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style:text-underline-style="none" fo:font-weight="normal" officeooo:rsid="001f3f83" officeooo:paragraph-rsid="001f3f83" style:font-style-asian="normal" style:font-weight-asian="normal" style:font-style-complex="normal" style:font-weight-complex="normal"/>
    </style:style>
    <style:style style:name="P33" style:family="paragraph" style:parent-style-name="Standard" style:list-style-name="L6">
      <style:text-properties fo:font-style="normal" style:text-underline-style="none" fo:font-weight="normal" officeooo:rsid="001f3f83" officeooo:paragraph-rsid="001f3f83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none" fo:font-weight="normal" officeooo:rsid="00208227" officeooo:paragraph-rsid="00208227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officeooo:paragraph-rsid="001dae80"/>
    </style:style>
    <style:style style:name="P36" style:family="paragraph" style:parent-style-name="Standard">
      <style:text-properties officeooo:paragraph-rsid="002e6afc"/>
    </style:style>
    <style:style style:name="P37" style:family="paragraph" style:parent-style-name="Standard">
      <style:text-properties officeooo:rsid="002e6afc" officeooo:paragraph-rsid="002e6afc"/>
    </style:style>
    <style:style style:name="P38" style:family="paragraph" style:parent-style-name="Standard">
      <style:text-properties officeooo:paragraph-rsid="002eca7c"/>
    </style:style>
    <style:style style:name="P39" style:family="paragraph" style:parent-style-name="Standard">
      <style:text-properties style:font-name="Liberation Mono"/>
    </style:style>
    <style:style style:name="P40" style:family="paragraph" style:parent-style-name="Standard" style:list-style-name="L21">
      <style:text-properties officeooo:paragraph-rsid="003092fe"/>
    </style:style>
    <style:style style:name="P41" style:family="paragraph" style:parent-style-name="Standard">
      <style:text-properties officeooo:paragraph-rsid="0030e53b"/>
    </style:style>
    <style:style style:name="T1" style:family="text">
      <style:text-properties officeooo:rsid="001f95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2e6afc" style:font-weight-asian="normal" style:font-weight-complex="normal"/>
    </style:style>
    <style:style style:name="T4" style:family="text">
      <style:text-properties officeooo:rsid="00253439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2d201c"/>
    </style:style>
    <style:style style:name="T10" style:family="text">
      <style:text-properties officeooo:rsid="002e6afc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2e6afc" style:font-weight-asian="normal" style:font-weight-complex="normal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text-underline-style="none"/>
    </style:style>
    <style:style style:name="T16" style:family="text">
      <style:text-properties style:text-position="super 58%" style:text-underline-style="none" fo:font-weight="normal" style:font-weight-asian="normal" style:font-weight-complex="normal"/>
    </style:style>
    <style:style style:name="T17" style:family="text">
      <style:text-properties style:text-position="0% 100%"/>
    </style:style>
    <style:style style:name="T18" style:family="text">
      <style:text-properties fo:font-style="normal" style:text-underline-style="none" fo:font-weight="normal" officeooo:rsid="002eca7c" style:font-style-asian="normal" style:font-weight-asian="normal" style:font-style-complex="normal" style:font-weight-complex="normal"/>
    </style:style>
    <style:style style:name="T19" style:family="text">
      <style:text-properties style:font-name="Liberation Mono"/>
    </style:style>
    <style:style style:name="T20" style:family="text">
      <style:text-properties style:font-name="Liberation Mono" fo:font-style="normal" style:text-underline-style="none" fo:font-weight="normal" officeooo:rsid="002eca7c" style:font-style-asian="normal" style:font-weight-asian="normal" style:font-style-complex="normal" style:font-weight-complex="normal"/>
    </style:style>
    <style:style style:name="T21" style:family="text">
      <style:text-properties style:font-name="Liberation Mono" fo:font-size="12pt" style:font-size-asian="12pt" style:font-size-complex="12pt"/>
    </style:style>
    <style:style style:name="T22" style:family="text">
      <style:text-properties style:font-name="Liberation Mono" officeooo:rsid="003092fe"/>
    </style:style>
    <style:style style:name="T23" style:family="text">
      <style:text-properties style:font-name="Liberation Mono" officeooo:rsid="0030e5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6683099503534029" text:style-name="L3">
        <text:list-item>
          <text:p text:style-name="P2">let h=6;</text:p>
        </text:list-item>
      </text:list>
      <text:p text:style-name="P1"><text:tab/>let k=20;</text:p>
      <text:p text:style-name="P1"><text:tab/>let c=15;</text:p>
      <text:p text:style-name="P1"><text:tab/>function f1() {</text:p>
      <text:p text:style-name="P1"><text:tab/> <text:s text:c="2"/>let h = 9;</text:p>
      <text:p text:style-name="P1"><text:tab/> <text:s text:c="2"/>let k = 10;</text:p>
      <text:p text:style-name="P35"><text:tab/> <text:s text:c="2"/>let c = 8;</text:p>
      <text:p text:style-name="P1"><text:tab/> <text:s text:c="2"/>return this;</text:p>
      <text:p text:style-name="P1"><text:tab/>}</text:p>
      <text:p text:style-name="P1"><text:tab/>let a=f1()</text:p>
      <text:p text:style-name="P1"><text:tab/>alert(a.this)</text:p>
      <text:p text:style-name="P19">answer= Undefined;</text:p>
      <text:p text:style-name="P3"/>
      <text:list xml:id="list6682450565164570868" text:style-name="L4">
        <text:list-item>
          <text:p text:style-name="P7">let h=6;</text:p>
        </text:list-item>
      </text:list>
      <text:p text:style-name="P6"><text:tab/>let k=20;</text:p>
      <text:p text:style-name="P6"><text:tab/>let c=15;</text:p>
      <text:p text:style-name="P6"><text:tab/>function f1() {</text:p>
      <text:p text:style-name="P6"><text:tab/> <text:s text:c="2"/>let h = 9;</text:p>
      <text:p text:style-name="P6"><text:tab/> <text:s text:c="2"/>let k = 10;</text:p>
      <text:p text:style-name="P6"><text:tab/> <text:s text:c="2"/>let c = 8;</text:p>
      <text:p text:style-name="P6"><text:tab/> <text:s text:c="2"/>alert(this.c)</text:p>
      <text:p text:style-name="P6"><text:tab/> <text:s text:c="2"/>return this;</text:p>
      <text:p text:style-name="P6"><text:tab/>}</text:p>
      <text:p text:style-name="P6"><text:tab/>let a=f1()</text:p>
      <text:p text:style-name="P6"><text:tab/>alert(this.k)</text:p>
      <text:list xml:id="list190713698821206" text:continue-numbering="true" text:style-name="L4">
        <text:list-header>
          <text:p text:style-name="P18">ANSWER: 15,20</text:p>
        </text:list-header>
      </text:list>
      <text:p text:style-name="P19"/>
      <text:list xml:id="list6266060370025918613" text:style-name="L6">
        <text:list-item>
          <text:p text:style-name="P33">let a = 10;</text:p>
        </text:list-item>
      </text:list>
      <text:p text:style-name="P32"><text:tab/>class test{</text:p>
      <text:p text:style-name="P32"><text:tab/> <text:s text:c="3"/>static getCurrentDate() {</text:p>
      <text:p text:style-name="P32"><text:tab/> <text:s text:c="7"/>let a = 200;</text:p>
      <text:p text:style-name="P32"><text:tab/> <text:s text:c="7"/>return a;</text:p>
      <text:p text:style-name="P32"><text:tab/>} <text:s text:c="44"/>// We Can’t <text:span text:style-name="T1">use ‘this on static methods’</text:span></text:p>
      <text:p text:style-name="P32"><text:tab/></text:p>
      <text:p text:style-name="P32"><text:tab/>}</text:p>
      <text:p text:style-name="P32"><text:tab/></text:p>
      <text:p text:style-name="P32"><text:tab/></text:p>
      <text:p text:style-name="P32"><text:tab/>console.log(test.getCurrentDate())</text:p>
      <text:list xml:id="list190712860051133" text:continue-numbering="true" text:style-name="L6">
        <text:list-header>
          <text:p text:style-name="P20">Answer: 200</text:p>
        </text:list-header>
      </text:list>
      <text:p text:style-name="P21"/>
      <text:p text:style-name="P21"/>
      <text:list xml:id="list4023125932412442694" text:style-name="L7">
        <text:list-item>
          <text:p text:style-name="P31">Example on Bind :1</text:p>
        </text:list-item>
      </text:list>
      <text:p text:style-name="P34"><text:tab/>let a = { "name": "sandeep" };</text:p>
      <text:p text:style-name="P34"><text:tab/>let b = { "name": "Cherukuri" };</text:p>
      <text:p text:style-name="P34"><text:tab/>function showName() {</text:p>
      <text:p text:style-name="P34"><text:s text:c="4"/><text:tab/><text:tab/>return this;</text:p>
      <text:p text:style-name="P34"><text:tab/>}</text:p>
      <text:p text:style-name="P34"><text:tab/>console.log(showName.bind(a)());</text:p>
      <text:p text:style-name="P34"><text:tab/>Answer : Object:{ name:”sandeep”};</text:p>
      <text:list xml:id="list3896271731399728239" text:style-name="L8">
        <text:list-item>
          <text:p text:style-name="P4">Example on Bind:2</text:p>
        </text:list-item>
      </text:list>
      <text:p text:style-name="P8"><text:tab/>let a = { "name": "sandeep" };</text:p>
      <text:p text:style-name="P8"><text:tab/>let b = { "name": "Cherukuri" };</text:p>
      <text:p text:style-name="P8"><text:soft-page-break/><text:tab/>function showName() {</text:p>
      <text:p text:style-name="P8"><text:s text:c="3"/><text:tab/><text:tab/> return this;</text:p>
      <text:p text:style-name="P8"><text:tab/>}</text:p>
      <text:p text:style-name="P8"><text:tab/>console.log(showName.bind(a));</text:p>
      <text:list xml:id="list1771040412871231683" text:style-name="L11">
        <text:list-item>
          <text:p text:style-name="P29">ANSWER : It shows the Function as</text:p>
        </text:list-item>
      </text:list>
      <text:p text:style-name="P30"><text:tab/><text:tab/>function showName(){</text:p>
      <text:p text:style-name="P30"><text:tab/><text:tab/><text:tab/>return this;</text:p>
      <text:p text:style-name="P30"><text:tab/><text:tab/>};</text:p>
      <text:p text:style-name="P8"/>
      <text:list xml:id="list1273177738314545232" text:style-name="L10">
        <text:list-item>
          <text:p text:style-name="P25">Example on Call:</text:p>
          <text:p text:style-name="P9">let obj={“num”:2};</text:p>
          <text:p text:style-name="P9">let add= function(a){</text:p>
          <text:list>
            <text:list-header>
              <text:p text:style-name="P9">return this.num+a;</text:p>
            </text:list-header>
          </text:list>
        </text:list-item>
      </text:list>
      <text:p text:style-name="P10"><text:tab/>}</text:p>
      <text:p text:style-name="P10"><text:tab/>console.log(add.<text:span text:style-name="T2">call</text:span>(obj,3));</text:p>
      <text:list xml:id="list5010066887144846468" text:style-name="L12">
        <text:list-item>
          <text:p text:style-name="P11">ANSWER : 5.</text:p>
        </text:list-item>
      </text:list>
      <text:p text:style-name="P10"/>
      <text:list xml:id="list9077314037589804027" text:style-name="L13">
        <text:list-item>
          <text:p text:style-name="P24">Example on Call with Destruction:</text:p>
        </text:list-item>
      </text:list>
      <text:p text:style-name="P12"><text:tab/>Let obj={“num”: 2};</text:p>
      <text:p text:style-name="P12"><text:tab/>let add=function(a){</text:p>
      <text:p text:style-name="P12"><text:tab/><text:tab/>var[x,y,z]=a;</text:p>
      <text:p text:style-name="P12"><text:tab/><text:tab/>return this.num+ x+y+z;</text:p>
      <text:p text:style-name="P12"><text:tab/>}</text:p>
      <text:p text:style-name="P12"><text:tab/><text:span text:style-name="T4">let arr=[2,3,4];</text:span></text:p>
      <text:p text:style-name="P12"><text:tab/><text:span text:style-name="T4">console.log(add.call(obj,arr);</text:span></text:p>
      <text:list xml:id="list8732723645300594084" text:style-name="L14">
        <text:list-item>
          <text:p text:style-name="P23"><text:span text:style-name="T4">ANSWER: 11;</text:span></text:p>
        </text:list-item>
      </text:list>
      <text:p text:style-name="P12"/>
      <text:list xml:id="list1216677303156242795" text:style-name="L15">
        <text:list-item>
          <text:p text:style-name="P22">Example on Apply:</text:p>
          <text:p text:style-name="P13">let Obj={“num”:2};</text:p>
          <text:p text:style-name="P13">let add=function(a,b,c){</text:p>
          <text:list>
            <text:list-header>
              <text:p text:style-name="P13">return this.num+ a+b+c;</text:p>
            </text:list-header>
          </text:list>
        </text:list-item>
      </text:list>
      <text:p text:style-name="P14"><text:tab/>}</text:p>
      <text:p text:style-name="P14"><text:tab/>let arr=[2,4,5];</text:p>
      <text:p text:style-name="P14"><text:tab/>console.log(add.apply(obj.arr))</text:p>
      <text:list xml:id="list4373255245948340000" text:style-name="L16">
        <text:list-item>
          <text:p text:style-name="P15"><text:span text:style-name="T5">Answer: 13 </text:span><text:s/>==&gt; <text:s/>here apply function can sent the parameters Upto 2 of type array. It can directly make d<text:span text:style-name="T9">e</text:span>struction in parameters.</text:p>
        </text:list-item>
      </text:list>
      <text:p text:style-name="P14"/>
      <text:list xml:id="list735519104122209696" text:style-name="L17">
        <text:list-item>
          <text:p text:style-name="P16"><text:span text:style-name="T5">Example on Bind with Same Example in two ways</text:span>:</text:p>
        </text:list-item>
      </text:list>
      <text:p text:style-name="P17"><text:tab/>let obj = { num: 2 }</text:p>
      <text:p text:style-name="P17"><text:tab/>let add = <text:s/>function(a,b,c) {</text:p>
      <text:p text:style-name="P17"><text:s text:c="4"/><text:tab/><text:tab/>return obj.num + a+ b+ c;</text:p>
      <text:p text:style-name="P17"><text:tab/>}</text:p>
      <text:p text:style-name="P17"><text:tab/> let bd = add.bind(obj,1,2,3);</text:p>
      <text:p text:style-name="P17"><text:tab/> console.log(bd());</text:p>
      <text:list xml:id="list7207451124542853772" text:style-name="L18">
        <text:list-item>
          <text:p text:style-name="P27"><text:span text:style-name="T10">Answer : 8</text:span></text:p>
        </text:list-item>
      </text:list>
      <text:p text:style-name="P36"><text:span text:style-name="T13"/></text:p>
      <text:list xml:id="list3550776173033098690" text:style-name="L19">
        <text:list-item>
          <text:p text:style-name="P5">2<text:span text:style-name="T14">nd</text:span> way of binding data with destruction:</text:p>
        </text:list-item>
      </text:list>
      <text:p text:style-name="P37"><text:span text:style-name="T12"><text:tab/>let obj = { num: 2 }</text:span></text:p>
      <text:p text:style-name="P37"><text:span text:style-name="T12">l<text:tab/>let add = <text:s/>function(a) {</text:span></text:p>
      <text:p text:style-name="P37"><text:span text:style-name="T12"><text:s/><text:tab/> <text:s text:c="2"/>var [x, y, z] = a;</text:span></text:p>
      <text:p text:style-name="P37"><text:span text:style-name="T12"><text:s/><text:tab/> <text:s text:c="2"/>return obj.num + x+ y+ z;</text:span></text:p>
      <text:p text:style-name="P37"><text:soft-page-break/><text:span text:style-name="T12"><text:tab/>}</text:span></text:p>
      <text:p text:style-name="P37"><text:span text:style-name="T12"><text:tab/>let arr = [2, 3, 4];</text:span></text:p>
      <text:p text:style-name="P37"><text:span text:style-name="T12"><text:tab/>let bd = add.bind(obj);</text:span></text:p>
      <text:p text:style-name="P37"><text:span text:style-name="T12"><text:tab/>console.log(bd(arr));</text:span></text:p>
      <text:list xml:id="list190714783122771" text:continue-list="list7207451124542853772" text:style-name="L18">
        <text:list-item>
          <text:p text:style-name="P26">Answer: 11.</text:p>
        </text:list-item>
      </text:list>
      <text:p text:style-name="P17"><text:s/></text:p>
      <text:list xml:id="list3054528764290308931" text:style-name="L20">
        <text:list-item>
          <text:p text:style-name="P28">SAFE CLASS TO PASS VALUEL</text:p>
        </text:list-item>
      </text:list>
      <text:p text:style-name="P38"><text:span text:style-name="T20"><text:tab/></text:span><text:span text:style-name="Source_20_Text"><text:span text:style-name="T19">class Adder {</text:span></text:span></text:p>
      <text:p text:style-name="Standard"><text:span text:style-name="Source_20_Text"><text:span text:style-name="T19"><text:s text:c="3"/></text:span></text:span><text:span text:style-name="Source_20_Text"><text:span text:style-name="T21"><text:s/><text:tab/>constructor(public a: string) { }</text:span></text:span></text:p>
      <text:p text:style-name="P39"/>
      <text:p text:style-name="Standard"><text:span text:style-name="Source_20_Text"><text:span text:style-name="T19"><text:s text:c="4"/>// This function is now safe to pass around</text:span></text:span></text:p>
      <text:p text:style-name="Standard"><text:span text:style-name="Source_20_Text"><text:span text:style-name="T19"><text:s text:c="3"/><text:tab/> add = (b: string): string =&gt; {</text:span></text:span></text:p>
      <text:p text:style-name="Standard"><text:span text:style-name="Source_20_Text"><text:span text:style-name="T19"><text:s text:c="8"/>return this.a + b;</text:span></text:span></text:p>
      <text:p text:style-name="Standard"><text:span text:style-name="Source_20_Text"><text:span text:style-name="T19"><text:s text:c="3"/><text:tab/> }</text:span></text:span></text:p>
      <text:p text:style-name="Standard"><text:span text:style-name="Source_20_Text"><text:span text:style-name="T19"><text:tab/>}</text:span></text:span></text:p>
      <text:p text:style-name="P41"><text:span text:style-name="Source_20_Text"><text:span text:style-name="T19"><text:tab/></text:span></text:span><text:span text:style-name="Source_20_Text"><text:span text:style-name="T23">let adder = new Adder('mary had a little');</text:span></text:span></text:p>
      <text:p text:style-name="P41"><text:span text:style-name="Source_20_Text"><text:span text:style-name="T23"><text:tab/>console.log((adder.add.bind(null)('cat')));</text:span></text:span></text:p>
      <text:p text:style-name="Standard"/>
      <text:list xml:id="list5244614487041868024" text:style-name="L21">
        <text:list-item>
          <text:p text:style-name="P40"><text:span text:style-name="Source_20_Text"><text:span text:style-name="T22">Answer: </text:span></text:span><text:span text:style-name="Source_20_Text"><text:span text:style-name="T23">mary had a little cat</text:span></text:span><text:span text:style-name="Source_20_Text"><text:span text:style-name="T22"> </text:span></text:span></text:p>
        </text:list-item>
      </text:list>
      <text:p text:style-name="P39"/>
      <text:p text:style-name="P14"/>
      <text:p text:style-name="P1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3:42:57.186955860</meta:creation-date>
    <dc:date>2017-05-08T19:07:12.547759607</dc:date>
    <meta:editing-duration>PT1H20M18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3" meta:paragraph-count="111" meta:word-count="381" meta:character-count="2262" meta:non-whitespace-character-count="1781"/>
  </office:meta>
</office:document-meta>
</file>